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  <style:style style:name="P2" style:parent-style-name="Standard" style:family="paragraph">
      <style:paragraph-properties style:writing-mode="lr-tb"/>
      <style:text-properties/>
    </style:style>
  </office:automatic-styles>
  <office:body>
    <office:text>
      <text:p text:style-name="P1"><text:span>The structure packing is useful for reduced memory utilization.The demo programs will get the brief idea about the packing. # pragma pack is used to set the packing of bits.</text:span></text:p>
      <text:p text:style-name="P2"/>
      <text:p text:style-name="P2">Syntax :<text:tab/>#pragma pack(number_of_bytes)</text:p>
      <text:p text:style-name="P2"/>
      <text:p text:style-name="P2">#pragma pack(1)</text:p>
      <text:p text:style-name="P2"><text:tab/>* Packs the char into 1 bytes.</text:p>
      <text:p text:style-name="P2">#pragma pack(2)</text:p>
      <text:p text:style-name="P2"><text:tab/>*Packs the char into 2 bytes (1 byte for data + 1 byte padding).</text:p>
      <text:p text:style-name="P2">#pragma pack(4)</text:p>
      <text:p text:style-name="P2"><text:tab/>* Packs the char into 4bytes(1 byte for data + 3 bytes of padding).</text:p>
      <text:p text:style-name="P2"/>
      <text:p text:style-name="P2">Note : It's suggested that the argument number_of_bytes must be taken as power of 2's.If you don't specify in that order the next power of 2 number will be taken.</text:p>
      <text:p text:style-name="P2"/>
      <text:p text:style-name="P2"><text:tab/>As I've tagged a .c file in the mail check out the pack6_demo you will get to know the difference.</text:p>
      <text:p text:style-name="P2"><text:tab/>Ignore the warnings and compile it.</text:p>
      <text:p text:style-name="P2"/>
      <text:p text:style-name="P2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star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editing-cycles>0</meta:editing-cycles>
    <meta:creation-date>2002-01-01T07:26:07</meta:creation-date>
    <dc:date>2002-01-01T08:06:19</dc:date>
  </office:meta>
</office:document-meta>
</file>